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2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21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70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3cm" svg:height="1.199cm" svg:x="11.218cm" svg:y="8.222cm">
          <draw:text-box>
            <text:p><text:span text:style-name="T1">Transport:</text:span><text:span text:style-name="T2"> HTTP <text:s/>via a UNIX socket</text:span></text:p>
          </draw:text-box>
        </draw:frame>
        <draw:custom-shape draw:style-name="gr2" draw:text-style-name="P2" draw:layer="layout" svg:width="5.08cm" svg:height="1.27cm" svg:x="7.843cm" svg:y="4.09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41cm" svg:height="2.46cm" svg:x="7.463cm" svg:y="1.528cm">
          <draw:text-box>
            <text:p text:style-name="P2"><text:span text:style-name="T3">soap_proxy</text:span></text:p>
            <text:p text:style-name="P2"><text:span text:style-name="T3"><text:s/></text:span><text:span text:style-name="T3">(within Apache httpd</text:span><text:span text:style-name="T3"><text:line-break/></text:span><text:span text:style-name="T3"> + mod_axis2)</text:span></text:p>
          </draw:text-box>
        </draw:frame>
        <draw:line draw:style-name="gr4" draw:text-style-name="P2" draw:layer="layout" svg:x1="10.525cm" svg:y1="5.369cm" svg:x2="10.528cm" svg:y2="7.036cm">
          <text:p/>
        </draw:line>
        <draw:custom-shape draw:style-name="gr2" draw:text-style-name="P2" draw:layer="layout" svg:width="5.08cm" svg:height="1.27cm" svg:x="14.97cm" svg:y="4.09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51cm" svg:y1="5.369cm" svg:x2="17.529cm" svg:y2="7.008cm">
          <text:p/>
        </draw:line>
        <draw:custom-shape draw:style-name="gr2" draw:text-style-name="P2" draw:layer="layout" svg:width="5.08cm" svg:height="1.27cm" svg:x="1cm" svg:y="4.0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08cm" svg:height="2.54cm" svg:x="1cm" svg:y="1.559cm">
          <draw:text-box>
            <text:p text:style-name="P2"><text:span text:style-name="T3">Client</text:span></text:p>
            <text:p text:style-name="P2"><text:span text:style-name="T3"><text:s/></text:span><text:span text:style-name="T3">Application</text:span></text:p>
            <text:p text:style-name="P2"><text:span text:style-name="T4">e.g. SoapUI</text:span></text:p>
          </draw:text-box>
        </draw:frame>
        <draw:line draw:style-name="gr4" draw:text-style-name="P2" draw:layer="layout" svg:x1="3.513cm" svg:y1="16.67cm" svg:x2="3.513cm" svg:y2="18.575cm">
          <text:p/>
        </draw:line>
        <draw:line draw:style-name="gr4" draw:text-style-name="P2" draw:layer="layout" svg:x1="3.528cm" svg:y1="5.3cm" svg:x2="3.528cm" svg:y2="6.65cm">
          <text:p/>
        </draw:line>
        <draw:custom-shape draw:style-name="gr6" draw:text-style-name="P2" draw:layer="layout" svg:width="0.635cm" svg:height="9.755cm" svg:x="3.209cm" svg:y="6.639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859cm" svg:y1="7.422cm" svg:x2="10.17cm" svg:y2="7.449cm">
          <text:p/>
        </draw:line>
        <draw:frame draw:style-name="gr8" draw:text-style-name="P4" draw:layer="layout" svg:width="3.911cm" svg:height="0.963cm" svg:x="4.495cm" svg:y="6.5cm">
          <draw:text-box>
            <text:p text:style-name="P2"><text:span text:style-name="T5">SOAP Request</text:span></text:p>
          </draw:text-box>
        </draw:frame>
        <draw:custom-shape draw:style-name="gr6" draw:text-style-name="P2" draw:layer="layout" svg:width="0.635cm" svg:height="8.293cm" svg:x="10.21cm" svg:y="7.119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859cm" svg:y1="8.221cm" svg:x2="17.115cm" svg:y2="8.249cm">
          <text:p/>
        </draw:line>
        <draw:frame draw:style-name="gr9" draw:text-style-name="P4" draw:layer="layout" svg:width="5.261cm" svg:height="0.951cm" svg:x="11.165cm" svg:y="7.228cm">
          <draw:text-box>
            <text:p text:style-name="P2"><text:span text:style-name="T5">ms_POST Request</text:span></text:p>
          </draw:text-box>
        </draw:frame>
        <draw:line draw:style-name="gr4" draw:text-style-name="P2" draw:layer="layout" svg:x1="10.529cm" svg:y1="15.642cm" svg:x2="10.53cm" svg:y2="18.398cm">
          <text:p/>
        </draw:line>
        <draw:custom-shape draw:style-name="gr6" draw:text-style-name="P2" draw:layer="layout" svg:width="0.635cm" svg:height="5.893cm" svg:x="17.184cm" svg:y="7.06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3cm" svg:height="1.077cm" svg:x="4.492cm" svg:y="7.449cm">
          <draw:text-box>
            <text:p><text:span text:style-name="T1">Transport:</text:span><text:span text:style-name="T2"> HTTP</text:span></text:p>
          </draw:text-box>
        </draw:frame>
        <draw:line draw:style-name="gr7" draw:text-style-name="P2" draw:layer="layout" svg:x1="17.171cm" svg:y1="12.179cm" svg:x2="10.86cm" svg:y2="12.179cm">
          <text:p/>
        </draw:line>
        <draw:line draw:style-name="gr7" draw:text-style-name="P2" draw:layer="layout" svg:x1="10.198cm" svg:y1="13.362cm" svg:x2="3.778cm" svg:y2="13.363cm">
          <text:p/>
        </draw:line>
        <draw:frame draw:style-name="gr8" draw:text-style-name="P4" draw:layer="layout" svg:width="3.911cm" svg:height="0.963cm" svg:x="4.88cm" svg:y="12.273cm">
          <draw:text-box>
            <text:p text:style-name="P2"><text:span text:style-name="T5">SOAP Reply</text:span></text:p>
          </draw:text-box>
        </draw:frame>
        <draw:frame draw:style-name="gr9" draw:text-style-name="P4" draw:layer="layout" svg:width="5.261cm" svg:height="0.951cm" svg:x="11.524cm" svg:y="11.021cm">
          <draw:text-box>
            <text:p text:style-name="P2"><text:span text:style-name="T5">Response</text:span></text:p>
          </draw:text-box>
        </draw:frame>
        <draw:frame draw:style-name="gr3" draw:text-style-name="P3" draw:layer="layout" svg:width="5.841cm" svg:height="2.46cm" svg:x="14.665cm" svg:y="1.555cm">
          <draw:text-box>
            <text:p text:style-name="P2"><text:span text:style-name="T3">EOxServer</text:span></text:p>
            <text:p text:style-name="P2"><text:span text:style-name="T3"><text:s/></text:span><text:span text:style-name="T3">(within Apache httpd</text:span><text:span text:style-name="T3"><text:line-break/></text:span><text:span text:style-name="T3"> + mod_wsg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lan Novacek</meta:initial-creator>
    <meta:creation-date>2011-02-25T11:39:48</meta:creation-date>
    <dc:date>2011-09-26T16:03:48</dc:date>
    <dc:creator>Milan Novacek</dc:creator>
    <meta:editing-duration>PT00H14M08S</meta:editing-duration>
    <meta:editing-cycles>2</meta:editing-cycles>
    <meta:generator>LibreOffice/3.3$Unix LibreOffice_project/330m19$Build-8</meta:generator>
    <meta:document-statistic meta:object-count="24"/>
  </office:meta>
</office:document-meta>
</file>